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8cm" svg:height="3.6cm" svg:x="5.631cm" svg:y="1.6cm">
          <text:p text:style-name="P1"><text:span text:style-name="T1">フィルタ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2cm" svg:y1="3.5cm" svg:x2="5.6cm" svg:y2="3.5cm">
          <text:p/>
        </draw:line>
        <draw:line draw:style-name="gr2" draw:text-style-name="P3" draw:layer="layout" svg:x1="10.399cm" svg:y1="3.45cm" svg:x2="14.799cm" svg:y2="3.45cm">
          <text:p/>
        </draw:line>
        <draw:frame draw:style-name="gr3" draw:text-style-name="P4" draw:layer="layout" svg:width="5.2cm" svg:height="1.75cm" svg:x="0.8cm" svg:y="2.35cm">
          <draw:text-box>
            <text:p>δ[i]={1,0,0・・・}</text:p>
          </draw:text-box>
        </draw:frame>
        <draw:frame draw:style-name="gr3" draw:text-style-name="P4" draw:layer="layout" svg:width="3.5cm" svg:height="1.75cm" svg:x="11.131cm" svg:y="2.15cm">
          <draw:text-box>
            <text:p>h[i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7-01-19T18:24:13</meta:creation-date>
    <dc:date>2022-01-17T16:42:09.308690364</dc:date>
    <meta:editing-duration>PT41S</meta:editing-duration>
    <meta:editing-cycles>2</meta:editing-cycles>
    <meta:generator>LibreOffice/6.4.7.2$Linux_X86_64 LibreOffice_project/40$Build-2</meta:generator>
    <meta:document-statistic meta:object-count="5"/>
  </office:meta>
</office:document-meta>
</file>